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72c273"/>
    </style:style>
    <style:style style:name="P44" style:family="paragraph" style:parent-style-name="Standard">
      <style:text-properties officeooo:rsid="00266ddc" officeooo:paragraph-rsid="00266ddc"/>
    </style:style>
    <style:style style:name="P45" style:family="paragraph" style:parent-style-name="Standard">
      <style:text-properties officeooo:rsid="007d5764" officeooo:paragraph-rsid="007d5764"/>
    </style:style>
    <style:style style:name="P46" style:family="paragraph" style:parent-style-name="Standard">
      <style:text-properties officeooo:rsid="00802910" officeooo:paragraph-rsid="00802910"/>
    </style:style>
    <style:style style:name="P47" style:family="paragraph" style:parent-style-name="Standard">
      <style:text-properties officeooo:rsid="008523d8" officeooo:paragraph-rsid="008523d8"/>
    </style:style>
    <style:style style:name="P48" style:family="paragraph" style:parent-style-name="Standard">
      <style:text-properties officeooo:paragraph-rsid="00870e63"/>
    </style:style>
    <style:style style:name="P49" style:family="paragraph" style:parent-style-name="Standard">
      <style:text-properties officeooo:rsid="008ef26c" officeooo:paragraph-rsid="008ef26c"/>
    </style:style>
    <style:style style:name="P50" style:family="paragraph" style:parent-style-name="Standard">
      <style:text-properties officeooo:rsid="0096726e" officeooo:paragraph-rsid="0096726e"/>
    </style:style>
    <style:style style:name="P51" style:family="paragraph" style:parent-style-name="Standard">
      <style:text-properties officeooo:rsid="0096726e" officeooo:paragraph-rsid="0155284d"/>
    </style:style>
    <style:style style:name="P52" style:family="paragraph" style:parent-style-name="Standard">
      <style:text-properties officeooo:rsid="00a15163" officeooo:paragraph-rsid="00a15163"/>
    </style:style>
    <style:style style:name="P53" style:family="paragraph" style:parent-style-name="Standard">
      <style:text-properties officeooo:rsid="00a15163" officeooo:paragraph-rsid="00a28dbb"/>
    </style:style>
    <style:style style:name="P54" style:family="paragraph" style:parent-style-name="Standard">
      <style:text-properties officeooo:rsid="00aa8418" officeooo:paragraph-rsid="00aa8418"/>
    </style:style>
    <style:style style:name="P55" style:family="paragraph" style:parent-style-name="Standard">
      <style:text-properties officeooo:rsid="00aa8418" officeooo:paragraph-rsid="01124e69"/>
    </style:style>
    <style:style style:name="P56" style:family="paragraph" style:parent-style-name="Standard">
      <style:text-properties officeooo:rsid="008f76dc" officeooo:paragraph-rsid="0139916b"/>
    </style:style>
    <style:style style:name="P57" style:family="paragraph" style:parent-style-name="Standard">
      <style:text-properties officeooo:rsid="006ebcf5" officeooo:paragraph-rsid="00d34e6f"/>
    </style:style>
    <style:style style:name="P58" style:family="paragraph" style:parent-style-name="Standard">
      <style:text-properties officeooo:rsid="00269d8b"/>
    </style:style>
    <style:style style:name="P59" style:family="paragraph" style:parent-style-name="Standard">
      <style:text-properties officeooo:rsid="00d05ce9" officeooo:paragraph-rsid="00d05ce9"/>
    </style:style>
    <style:style style:name="P60" style:family="paragraph" style:parent-style-name="Standard">
      <style:text-properties officeooo:rsid="00d34e6f" officeooo:paragraph-rsid="00d34e6f"/>
    </style:style>
    <style:style style:name="P61" style:family="paragraph" style:parent-style-name="Standard">
      <style:text-properties officeooo:rsid="00d41afa" officeooo:paragraph-rsid="00d41afa"/>
    </style:style>
    <style:style style:name="P62" style:family="paragraph" style:parent-style-name="Standard">
      <style:text-properties officeooo:rsid="00d9ca84" officeooo:paragraph-rsid="00d9ca84"/>
    </style:style>
    <style:style style:name="P63" style:family="paragraph" style:parent-style-name="Standard">
      <style:text-properties officeooo:rsid="00dac09e" officeooo:paragraph-rsid="00dac09e"/>
    </style:style>
    <style:style style:name="P64" style:family="paragraph" style:parent-style-name="Standard">
      <style:text-properties officeooo:rsid="00df5295" officeooo:paragraph-rsid="00df5295"/>
    </style:style>
    <style:style style:name="P65" style:family="paragraph" style:parent-style-name="Standard">
      <style:text-properties officeooo:rsid="00e13203" officeooo:paragraph-rsid="00e13203"/>
    </style:style>
    <style:style style:name="P66" style:family="paragraph" style:parent-style-name="Standard">
      <style:text-properties officeooo:rsid="0084b7e0" officeooo:paragraph-rsid="00cee218"/>
    </style:style>
    <style:style style:name="P67" style:family="paragraph" style:parent-style-name="Standard">
      <style:text-properties officeooo:rsid="00e19c72" officeooo:paragraph-rsid="00e19c72"/>
    </style:style>
    <style:style style:name="P68" style:family="paragraph" style:parent-style-name="Standard">
      <style:text-properties officeooo:rsid="00e252fc" officeooo:paragraph-rsid="00e252fc"/>
    </style:style>
    <style:style style:name="P69" style:family="paragraph" style:parent-style-name="Standard">
      <style:text-properties officeooo:rsid="00e443af" officeooo:paragraph-rsid="00e443af"/>
    </style:style>
    <style:style style:name="P70" style:family="paragraph" style:parent-style-name="Standard">
      <style:text-properties officeooo:rsid="00e5e088" officeooo:paragraph-rsid="00e5e088"/>
    </style:style>
    <style:style style:name="P71" style:family="paragraph" style:parent-style-name="Standard">
      <style:text-properties officeooo:rsid="00a4d400" officeooo:paragraph-rsid="00e5e088"/>
    </style:style>
    <style:style style:name="P72" style:family="paragraph" style:parent-style-name="Standard">
      <style:text-properties officeooo:paragraph-rsid="00a67f32"/>
    </style:style>
    <style:style style:name="P73" style:family="paragraph" style:parent-style-name="Standard">
      <style:text-properties officeooo:paragraph-rsid="00e9a48f"/>
    </style:style>
    <style:style style:name="P74" style:family="paragraph" style:parent-style-name="Standard">
      <style:text-properties officeooo:paragraph-rsid="00b3e816"/>
    </style:style>
    <style:style style:name="P75" style:family="paragraph" style:parent-style-name="Standard">
      <style:text-properties officeooo:rsid="00ec6ff8" officeooo:paragraph-rsid="00ef59f7"/>
    </style:style>
    <style:style style:name="P76" style:family="paragraph" style:parent-style-name="Standard">
      <style:text-properties officeooo:rsid="00f2887b" officeooo:paragraph-rsid="00f2887b"/>
    </style:style>
    <style:style style:name="P77" style:family="paragraph" style:parent-style-name="Standard">
      <style:text-properties officeooo:rsid="00f42413" officeooo:paragraph-rsid="00f42413"/>
    </style:style>
    <style:style style:name="P78" style:family="paragraph" style:parent-style-name="Standard">
      <style:text-properties officeooo:rsid="00f5edbc" officeooo:paragraph-rsid="00f5edbc"/>
    </style:style>
    <style:style style:name="P79" style:family="paragraph" style:parent-style-name="Standard">
      <style:text-properties officeooo:paragraph-rsid="00ef59f7"/>
    </style:style>
    <style:style style:name="P80" style:family="paragraph" style:parent-style-name="Standard">
      <style:text-properties officeooo:paragraph-rsid="00f713e7"/>
    </style:style>
    <style:style style:name="P81" style:family="paragraph" style:parent-style-name="Standard">
      <style:text-properties officeooo:rsid="00feea80" officeooo:paragraph-rsid="00feea80"/>
    </style:style>
    <style:style style:name="P82" style:family="paragraph" style:parent-style-name="Standard">
      <style:text-properties officeooo:rsid="010245f4" officeooo:paragraph-rsid="010245f4"/>
    </style:style>
    <style:style style:name="P83" style:family="paragraph" style:parent-style-name="Standard">
      <style:text-properties officeooo:rsid="01089d6f" officeooo:paragraph-rsid="01089d6f"/>
    </style:style>
    <style:style style:name="P84" style:family="paragraph" style:parent-style-name="Standard">
      <style:text-properties officeooo:rsid="0108eeb6" officeooo:paragraph-rsid="0108eeb6"/>
    </style:style>
    <style:style style:name="P85" style:family="paragraph" style:parent-style-name="Standard">
      <style:text-properties officeooo:rsid="01124e69" officeooo:paragraph-rsid="01124e69"/>
    </style:style>
    <style:style style:name="P86" style:family="paragraph" style:parent-style-name="Standard">
      <style:text-properties officeooo:rsid="01124e69" officeooo:paragraph-rsid="01231d3d"/>
    </style:style>
    <style:style style:name="P87" style:family="paragraph" style:parent-style-name="Standard">
      <style:text-properties officeooo:rsid="01141178" officeooo:paragraph-rsid="01141178"/>
    </style:style>
    <style:style style:name="P88" style:family="paragraph" style:parent-style-name="Standard">
      <style:text-properties officeooo:rsid="0117fb4b" officeooo:paragraph-rsid="0117fb4b"/>
    </style:style>
    <style:style style:name="P89" style:family="paragraph" style:parent-style-name="Standard">
      <style:text-properties officeooo:rsid="011a83b7" officeooo:paragraph-rsid="011a83b7"/>
    </style:style>
    <style:style style:name="P90" style:family="paragraph" style:parent-style-name="Standard">
      <style:text-properties officeooo:rsid="011a83b7" officeooo:paragraph-rsid="0122ada6"/>
    </style:style>
    <style:style style:name="P91" style:family="paragraph" style:parent-style-name="Standard">
      <style:text-properties officeooo:paragraph-rsid="011d4a65"/>
    </style:style>
    <style:style style:name="P92" style:family="paragraph" style:parent-style-name="Standard">
      <style:text-properties officeooo:rsid="0122ada6" officeooo:paragraph-rsid="0122ada6"/>
    </style:style>
    <style:style style:name="P93" style:family="paragraph" style:parent-style-name="Standard">
      <style:text-properties officeooo:rsid="01240887" officeooo:paragraph-rsid="0122ada6"/>
    </style:style>
    <style:style style:name="P94" style:family="paragraph" style:parent-style-name="Standard">
      <style:text-properties officeooo:paragraph-rsid="0111070e"/>
    </style:style>
    <style:style style:name="P95" style:family="paragraph" style:parent-style-name="Standard">
      <style:text-properties officeooo:rsid="01248acf" officeooo:paragraph-rsid="01248acf"/>
    </style:style>
    <style:style style:name="P96" style:family="paragraph" style:parent-style-name="Standard">
      <style:text-properties officeooo:rsid="00bec0df" officeooo:paragraph-rsid="01248acf"/>
    </style:style>
    <style:style style:name="P97" style:family="paragraph" style:parent-style-name="Standard">
      <style:text-properties officeooo:rsid="012495b7" officeooo:paragraph-rsid="012495b7"/>
    </style:style>
    <style:style style:name="P98" style:family="paragraph" style:parent-style-name="Standard">
      <style:text-properties officeooo:rsid="012495b7" officeooo:paragraph-rsid="00ef59f7"/>
    </style:style>
    <style:style style:name="P99" style:family="paragraph" style:parent-style-name="Standard">
      <style:text-properties officeooo:rsid="00f713e7" officeooo:paragraph-rsid="00f713e7"/>
    </style:style>
    <style:style style:name="P100" style:family="paragraph" style:parent-style-name="Standard">
      <style:text-properties officeooo:rsid="00ab39e6" officeooo:paragraph-rsid="01240887"/>
    </style:style>
    <style:style style:name="P101" style:family="paragraph" style:parent-style-name="Standard">
      <style:text-properties officeooo:rsid="011bf73e" officeooo:paragraph-rsid="011d4a65"/>
    </style:style>
    <style:style style:name="P102" style:family="paragraph" style:parent-style-name="Standard">
      <style:text-properties officeooo:rsid="00c55d04" officeooo:paragraph-rsid="01346363"/>
    </style:style>
    <style:style style:name="P103" style:family="paragraph" style:parent-style-name="Standard">
      <style:text-properties officeooo:rsid="00c55d04" officeooo:paragraph-rsid="00c55d04"/>
    </style:style>
    <style:style style:name="P104" style:family="paragraph" style:parent-style-name="Standard">
      <style:text-properties officeooo:rsid="012d2c16" officeooo:paragraph-rsid="012d2c16"/>
    </style:style>
    <style:style style:name="P105" style:family="paragraph" style:parent-style-name="Standard">
      <style:text-properties officeooo:rsid="01304c2f" officeooo:paragraph-rsid="01304c2f"/>
    </style:style>
    <style:style style:name="P106" style:family="paragraph" style:parent-style-name="Standard">
      <style:text-properties officeooo:rsid="01304c2f" officeooo:paragraph-rsid="012d2c16"/>
    </style:style>
    <style:style style:name="P107" style:family="paragraph" style:parent-style-name="Standard">
      <style:text-properties officeooo:rsid="01304c2f" officeooo:paragraph-rsid="01332d11"/>
    </style:style>
    <style:style style:name="P108" style:family="paragraph" style:parent-style-name="Standard">
      <style:text-properties officeooo:rsid="01346363" officeooo:paragraph-rsid="01346363"/>
    </style:style>
    <style:style style:name="P109" style:family="paragraph" style:parent-style-name="Standard">
      <style:text-properties officeooo:rsid="01358aa6" officeooo:paragraph-rsid="01358aa6"/>
    </style:style>
    <style:style style:name="P110" style:family="paragraph" style:parent-style-name="Standard">
      <style:text-properties officeooo:rsid="0136fa0c" officeooo:paragraph-rsid="0136fa0c"/>
    </style:style>
    <style:style style:name="P111" style:family="paragraph" style:parent-style-name="Standard">
      <style:text-properties officeooo:rsid="0139785b" officeooo:paragraph-rsid="0139785b"/>
    </style:style>
    <style:style style:name="P112" style:family="paragraph" style:parent-style-name="Standard">
      <style:text-properties officeooo:rsid="0090e3ab" officeooo:paragraph-rsid="0139916b"/>
    </style:style>
    <style:style style:name="P113" style:family="paragraph" style:parent-style-name="Standard">
      <style:text-properties officeooo:paragraph-rsid="0148efa6"/>
    </style:style>
    <style:style style:name="P114" style:family="paragraph" style:parent-style-name="Standard">
      <style:text-properties officeooo:rsid="0151fbec" officeooo:paragraph-rsid="0151fbec"/>
    </style:style>
    <style:style style:name="P115" style:family="paragraph" style:parent-style-name="Standard">
      <style:text-properties officeooo:rsid="0153a805" officeooo:paragraph-rsid="0153a805"/>
    </style:style>
    <style:style style:name="P116" style:family="paragraph" style:parent-style-name="Standard">
      <style:text-properties officeooo:paragraph-rsid="00c55d04"/>
    </style:style>
    <style:style style:name="P117" style:family="paragraph" style:parent-style-name="Standard">
      <style:text-properties officeooo:rsid="0155284d" officeooo:paragraph-rsid="01554dfd"/>
    </style:style>
    <style:style style:name="P118" style:family="paragraph" style:parent-style-name="Standard">
      <style:text-properties officeooo:rsid="01554dfd" officeooo:paragraph-rsid="01554dfd"/>
    </style:style>
    <style:style style:name="P119" style:family="paragraph" style:parent-style-name="Standard">
      <style:text-properties officeooo:paragraph-rsid="0076e45a"/>
    </style:style>
    <style:style style:name="P120" style:family="paragraph" style:parent-style-name="Standard">
      <style:text-properties officeooo:paragraph-rsid="00b944c1"/>
    </style:style>
    <style:style style:name="P121" style:family="paragraph" style:parent-style-name="Standard">
      <style:text-properties officeooo:paragraph-rsid="0158f529"/>
    </style:style>
    <style:style style:name="P122" style:family="paragraph" style:parent-style-name="Text_20_body">
      <style:paragraph-properties fo:margin-top="0in" fo:margin-bottom="0.139in" loext:contextual-spacing="false" fo:line-height="115%"/>
    </style:style>
    <style:style style:name="P123"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4" style:family="paragraph" style:parent-style-name="Standard">
      <style:paragraph-properties fo:margin-top="0.0417in" fo:margin-bottom="0in" loext:contextual-spacing="false"/>
      <style:text-properties fo:font-size="10pt" style:font-size-asian="10pt" style:font-size-complex="10pt"/>
    </style:style>
    <style:style style:name="P125" style:family="paragraph" style:parent-style-name="Literatur">
      <style:paragraph-properties fo:break-before="page"/>
    </style:style>
    <style:style style:name="P126" style:family="paragraph" style:parent-style-name="Startüberschrift">
      <style:paragraph-properties fo:break-before="page"/>
    </style:style>
    <style:style style:name="P127"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28" style:family="paragraph" style:parent-style-name="Standard">
      <style:paragraph-properties fo:margin-top="0in" fo:margin-bottom="0.0693in" loext:contextual-spacing="false"/>
      <style:text-properties fo:text-transform="uppercase" style:font-name-complex="Arial2" style:font-size-complex="11pt"/>
    </style:style>
    <style:style style:name="P129" style:family="paragraph" style:parent-style-name="Standard">
      <style:paragraph-properties fo:margin-top="0in" fo:margin-bottom="0.0693in" loext:contextual-spacing="false"/>
      <style:text-properties style:font-size-complex="11pt"/>
    </style:style>
    <style:style style:name="P130" style:family="paragraph" style:parent-style-name="Standard">
      <style:paragraph-properties fo:margin-top="0.0555in" fo:margin-bottom="0.0555in" loext:contextual-spacing="false"/>
      <style:text-properties style:font-size-complex="11pt"/>
    </style:style>
    <style:style style:name="P131" style:family="paragraph" style:parent-style-name="Deckblatt_20_Autor">
      <style:text-properties fo:color="#00000a"/>
    </style:style>
    <style:style style:name="P132" style:family="paragraph" style:parent-style-name="Deckblatt_20_Autor">
      <style:text-properties fo:color="#00000a" fo:font-size="12pt" style:font-size-asian="12pt" style:font-size-complex="12pt"/>
    </style:style>
    <style:style style:name="P133"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4" style:family="paragraph" style:parent-style-name="table_20_of_20_figures">
      <style:paragraph-properties>
        <style:tab-stops>
          <style:tab-stop style:position="6.2925in" style:type="right" style:leader-style="dotted" style:leader-text="."/>
        </style:tab-stops>
      </style:paragraph-properties>
    </style:style>
    <style:style style:name="P135" style:family="paragraph" style:parent-style-name="Startüberschrift">
      <style:text-properties fo:language="en" fo:country="GB"/>
    </style:style>
    <style:style style:name="P136" style:family="paragraph" style:parent-style-name="Deckblatt_20_Bachelorarbeit">
      <style:text-properties fo:color="#00000a"/>
    </style:style>
    <style:style style:name="P137" style:family="paragraph" style:parent-style-name="Deckblatt_20_Studiengang">
      <style:text-properties fo:color="#00000a"/>
    </style:style>
    <style:style style:name="P138" style:family="paragraph" style:parent-style-name="Deckblatt_20_Studiengang">
      <style:text-properties fo:color="#00000a" fo:language="en" fo:country="GB"/>
    </style:style>
    <style:style style:name="P139" style:family="paragraph" style:parent-style-name="Addressee">
      <style:text-properties officeooo:rsid="007a6130" officeooo:paragraph-rsid="007a6130"/>
    </style:style>
    <style:style style:name="P140" style:family="paragraph" style:parent-style-name="Table_20_Contents">
      <style:text-properties officeooo:rsid="00e00bf9" officeooo:paragraph-rsid="00e00bf9"/>
    </style:style>
    <style:style style:name="P141" style:family="paragraph" style:parent-style-name="Table_20_Heading">
      <style:text-properties officeooo:rsid="00e00bf9" officeooo:paragraph-rsid="00e00bf9"/>
    </style:style>
    <style:style style:name="P142" style:family="paragraph" style:parent-style-name="Contents_20_1">
      <style:paragraph-properties>
        <style:tab-stops>
          <style:tab-stop style:position="6.2984in" style:type="right" style:leader-style="dotted" style:leader-text="."/>
        </style:tab-stops>
      </style:paragraph-properties>
    </style:style>
    <style:style style:name="P143" style:family="paragraph" style:parent-style-name="Contents_20_2">
      <style:paragraph-properties>
        <style:tab-stops>
          <style:tab-stop style:position="6.2984in" style:type="right" style:leader-style="dotted" style:leader-text="."/>
        </style:tab-stops>
      </style:paragraph-properties>
    </style:style>
    <style:style style:name="P144" style:family="paragraph" style:parent-style-name="Contents_20_3">
      <style:paragraph-properties>
        <style:tab-stops>
          <style:tab-stop style:position="6.2984in" style:type="right" style:leader-style="dotted" style:leader-text="."/>
        </style:tab-stops>
      </style:paragraph-properties>
    </style:style>
    <style:style style:name="P145" style:family="paragraph" style:parent-style-name="Standard">
      <style:text-properties fo:language="en" fo:country="GB" officeooo:rsid="00cb4eb5" officeooo:paragraph-rsid="0076e45a" style:font-size-complex="11pt"/>
    </style:style>
    <style:style style:name="P146" style:family="paragraph" style:parent-style-name="Standard">
      <style:text-properties officeooo:rsid="00aa8418" officeooo:paragraph-rsid="00aa8418"/>
    </style:style>
    <style:style style:name="P147" style:family="paragraph" style:parent-style-name="Standard">
      <style:text-properties officeooo:rsid="00aa8418" officeooo:paragraph-rsid="0108eeb6"/>
    </style:style>
    <style:style style:name="P148" style:family="paragraph" style:parent-style-name="Standard">
      <style:text-properties officeooo:rsid="015ba686" officeooo:paragraph-rsid="015bfff7"/>
    </style:style>
    <style:style style:name="P149" style:family="paragraph" style:parent-style-name="Standard">
      <style:text-properties officeooo:rsid="015c56df" officeooo:paragraph-rsid="015c56df"/>
    </style:style>
    <style:style style:name="P150" style:family="paragraph" style:parent-style-name="Standard">
      <style:text-properties officeooo:rsid="015c56df" officeooo:paragraph-rsid="015d9041"/>
    </style:style>
    <style:style style:name="P151" style:family="paragraph" style:parent-style-name="Standard">
      <style:text-properties officeooo:rsid="012495b7" officeooo:paragraph-rsid="012495b7"/>
    </style:style>
    <style:style style:name="P152" style:family="paragraph" style:parent-style-name="Standard">
      <style:text-properties officeooo:paragraph-rsid="0163d71f"/>
    </style:style>
    <style:style style:name="P153" style:family="paragraph" style:parent-style-name="Standard">
      <style:text-properties officeooo:paragraph-rsid="00ef59f7"/>
    </style:style>
    <style:style style:name="P154" style:family="paragraph" style:parent-style-name="Standard">
      <style:text-properties officeooo:rsid="016cc078" officeooo:paragraph-rsid="016cc078"/>
    </style:style>
    <style:style style:name="P155" style:family="paragraph" style:parent-style-name="Standard">
      <style:text-properties officeooo:rsid="016cc078" officeooo:paragraph-rsid="0170e4a2"/>
    </style:style>
    <style:style style:name="P156" style:family="paragraph" style:parent-style-name="Standard">
      <style:text-properties officeooo:rsid="016ebde5" officeooo:paragraph-rsid="016ef196"/>
    </style:style>
    <style:style style:name="P157" style:family="paragraph" style:parent-style-name="Standard">
      <style:text-properties officeooo:rsid="016ef196" officeooo:paragraph-rsid="016ef196"/>
    </style:style>
    <style:style style:name="P158" style:family="paragraph" style:parent-style-name="Standard">
      <style:text-properties officeooo:rsid="0170e4a2" officeooo:paragraph-rsid="0170e4a2"/>
    </style:style>
    <style:style style:name="P159" style:family="paragraph" style:parent-style-name="Standard" style:list-style-name="L1">
      <style:text-properties officeooo:rsid="0170e4a2" officeooo:paragraph-rsid="0170e4a2"/>
    </style:style>
    <style:style style:name="P160" style:family="paragraph" style:parent-style-name="Standard">
      <style:text-properties officeooo:rsid="01726f2c" officeooo:paragraph-rsid="01726f2c"/>
    </style:style>
    <style:style style:name="P161" style:family="paragraph" style:parent-style-name="Standard">
      <style:text-properties officeooo:rsid="01728fe6" officeooo:paragraph-rsid="01728fe6"/>
    </style:style>
    <style:style style:name="P16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63" style:family="paragraph" style:parent-style-name="Heading_20_1">
      <style:paragraph-properties fo:break-before="page"/>
      <style:text-properties officeooo:rsid="00269d8b" officeooo:paragraph-rsid="00269d8b"/>
    </style:style>
    <style:style style:name="P164" style:family="paragraph" style:parent-style-name="Bibliography" style:list-style-name="WWNum45">
      <style:paragraph-properties fo:margin-left="0in" fo:margin-right="0in" fo:text-indent="-0.5in" style:auto-text-indent="false"/>
    </style:style>
    <style:style style:name="P165" style:family="paragraph" style:parent-style-name="Bibliography" style:list-style-name="WWNum45">
      <style:paragraph-properties fo:margin-left="0in" fo:margin-right="0in" fo:text-indent="-0.5in" style:auto-text-indent="false"/>
      <style:text-properties fo:language="de" fo:country="AT"/>
    </style:style>
    <style:style style:name="P166" style:family="paragraph" style:parent-style-name="Deckblatt_20_Bachelorarbeit" style:master-page-name="First_20_Page">
      <style:paragraph-properties style:page-number="auto"/>
      <style:text-properties fo:color="#00000a"/>
    </style:style>
    <style:style style:name="P167" style:family="paragraph" style:parent-style-name="Heading_20_3">
      <style:text-properties officeooo:rsid="00ea74ee" officeooo:paragraph-rsid="00ea74ee"/>
    </style:style>
    <style:style style:name="P168" style:family="paragraph" style:parent-style-name="Heading_20_3">
      <style:text-properties officeooo:rsid="00ea3aa0" officeooo:paragraph-rsid="00ea3aa0"/>
    </style:style>
    <style:style style:name="P169" style:family="paragraph" style:parent-style-name="Heading_20_3">
      <style:text-properties officeooo:rsid="016cc078" officeooo:paragraph-rsid="016cc078"/>
    </style:style>
    <style:style style:name="P170" style:family="paragraph" style:parent-style-name="Startüberschrift" style:master-page-name="Converted3">
      <style:paragraph-properties style:page-number="auto"/>
    </style:style>
    <style:style style:name="P171" style:family="paragraph" style:parent-style-name="Heading_20_2">
      <style:text-properties officeooo:rsid="00e7c1aa" officeooo:paragraph-rsid="00e7c1aa"/>
    </style:style>
    <style:style style:name="P172" style:family="paragraph" style:parent-style-name="Heading_20_2">
      <style:text-properties officeooo:rsid="00e9a48f" officeooo:paragraph-rsid="00e9a48f"/>
    </style:style>
    <style:style style:name="P173" style:family="paragraph" style:parent-style-name="Heading_20_2">
      <style:text-properties officeooo:rsid="00e19c72" officeooo:paragraph-rsid="00e19c72"/>
    </style:style>
    <style:style style:name="P174" style:family="paragraph" style:parent-style-name="Heading_20_2">
      <style:text-properties officeooo:rsid="015a7452" officeooo:paragraph-rsid="015a7452"/>
    </style:style>
    <style:style style:name="P175"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d14170"/>
    </style:style>
    <style:style style:name="T49" style:family="text">
      <style:text-properties officeooo:rsid="00d41afa"/>
    </style:style>
    <style:style style:name="T50" style:family="text">
      <style:text-properties officeooo:rsid="00d50c63"/>
    </style:style>
    <style:style style:name="T51" style:family="text">
      <style:text-properties officeooo:rsid="00dac09e"/>
    </style:style>
    <style:style style:name="T52" style:family="text">
      <style:text-properties officeooo:rsid="00ddec24"/>
    </style:style>
    <style:style style:name="T53" style:family="text">
      <style:text-properties officeooo:rsid="00e13203"/>
    </style:style>
    <style:style style:name="T54" style:family="text">
      <style:text-properties officeooo:rsid="00e252fc"/>
    </style:style>
    <style:style style:name="T55" style:family="text">
      <style:text-properties officeooo:rsid="00e376e5"/>
    </style:style>
    <style:style style:name="T56" style:family="text">
      <style:text-properties officeooo:rsid="00e5e088"/>
    </style:style>
    <style:style style:name="T57" style:family="text">
      <style:text-properties officeooo:rsid="00e9c5a1"/>
    </style:style>
    <style:style style:name="T58" style:family="text">
      <style:text-properties officeooo:rsid="00b944c1"/>
    </style:style>
    <style:style style:name="T59" style:family="text">
      <style:text-properties officeooo:rsid="00f62706"/>
    </style:style>
    <style:style style:name="T60" style:family="text">
      <style:text-properties officeooo:rsid="00f9bb85"/>
    </style:style>
    <style:style style:name="T61" style:family="text">
      <style:text-properties officeooo:rsid="00fb5dfa"/>
    </style:style>
    <style:style style:name="T62" style:family="text">
      <style:text-properties officeooo:rsid="00ff9b18"/>
    </style:style>
    <style:style style:name="T63" style:family="text">
      <style:text-properties officeooo:rsid="01040c81"/>
    </style:style>
    <style:style style:name="T64" style:family="text">
      <style:text-properties officeooo:rsid="01051132"/>
    </style:style>
    <style:style style:name="T65" style:family="text">
      <style:text-properties officeooo:rsid="0108eeb6"/>
    </style:style>
    <style:style style:name="T66" style:family="text">
      <style:text-properties officeooo:rsid="010a9f97"/>
    </style:style>
    <style:style style:name="T67" style:family="text">
      <style:text-properties officeooo:rsid="01141178"/>
    </style:style>
    <style:style style:name="T68" style:family="text">
      <style:text-properties officeooo:rsid="011513e6"/>
    </style:style>
    <style:style style:name="T69" style:family="text">
      <style:text-properties officeooo:rsid="0117410c"/>
    </style:style>
    <style:style style:name="T70" style:family="text">
      <style:text-properties officeooo:rsid="0118cee5"/>
    </style:style>
    <style:style style:name="T71" style:family="text">
      <style:text-properties officeooo:rsid="011bf73e"/>
    </style:style>
    <style:style style:name="T72" style:family="text">
      <style:text-properties officeooo:rsid="01231d3d"/>
    </style:style>
    <style:style style:name="T73" style:family="text">
      <style:text-properties officeooo:rsid="012495b7"/>
    </style:style>
    <style:style style:name="T74" style:family="text">
      <style:text-properties officeooo:rsid="012a918b"/>
    </style:style>
    <style:style style:name="T75" style:family="text">
      <style:text-properties officeooo:rsid="012c8cbe"/>
    </style:style>
    <style:style style:name="T76" style:family="text">
      <style:text-properties officeooo:rsid="012cf0f4"/>
    </style:style>
    <style:style style:name="T77" style:family="text">
      <style:text-properties officeooo:rsid="00c55d04"/>
    </style:style>
    <style:style style:name="T78" style:family="text">
      <style:text-properties officeooo:rsid="012f2978"/>
    </style:style>
    <style:style style:name="T79" style:family="text">
      <style:text-properties officeooo:rsid="01346363"/>
    </style:style>
    <style:style style:name="T80" style:family="text">
      <style:text-properties officeooo:rsid="0136fa0c"/>
    </style:style>
    <style:style style:name="T81" style:family="text">
      <style:text-properties officeooo:rsid="01388b4c"/>
    </style:style>
    <style:style style:name="T82" style:family="text">
      <style:text-properties officeooo:rsid="0139916b"/>
    </style:style>
    <style:style style:name="T83" style:family="text">
      <style:text-properties officeooo:rsid="0153a805"/>
    </style:style>
    <style:style style:name="T84" style:family="text">
      <style:text-properties officeooo:rsid="0155284d"/>
    </style:style>
    <style:style style:name="T85" style:family="text">
      <style:text-properties officeooo:rsid="0155f6e9"/>
    </style:style>
    <style:style style:name="T86" style:family="text">
      <style:text-properties officeooo:rsid="015bfff7"/>
    </style:style>
    <style:style style:name="T87" style:family="text">
      <style:text-properties officeooo:rsid="015d3795"/>
    </style:style>
    <style:style style:name="T88" style:family="text">
      <style:text-properties officeooo:rsid="015d9041"/>
    </style:style>
    <style:style style:name="T89" style:family="text">
      <style:text-properties officeooo:rsid="015e9bef"/>
    </style:style>
    <style:style style:name="T90" style:family="text">
      <style:text-properties officeooo:rsid="01616f38"/>
    </style:style>
    <style:style style:name="T91" style:family="text">
      <style:text-properties officeooo:rsid="01636b6e"/>
    </style:style>
    <style:style style:name="T92" style:family="text">
      <style:text-properties officeooo:rsid="01672fe7"/>
    </style:style>
    <style:style style:name="T93" style:family="text">
      <style:text-properties officeooo:rsid="016ac2b2"/>
    </style:style>
    <style:style style:name="T94" style:family="text">
      <style:text-properties officeooo:rsid="016ef196"/>
    </style:style>
    <style:style style:name="T95" style:family="text">
      <style:text-properties officeooo:rsid="0170e4a2"/>
    </style:style>
    <style:style style:name="T96" style:family="text">
      <style:text-properties officeooo:rsid="01728fe6"/>
    </style:style>
    <style:style style:name="T97" style:family="text">
      <style:text-properties officeooo:rsid="01746528"/>
    </style:style>
    <style:style style:name="T98"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66"/>
      <text:p text:style-name="P136"/>
      <text:p text:style-name="P136">BACHELORARBEIT</text:p>
      <text:p text:style-name="P137">zur Erlangung des akademischen Grades</text:p>
      <text:p text:style-name="P138">„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1">Ausgeführt von: <text:span text:style-name="T8">Lorenz Herzberger</text:span></text:p>
      <text:p text:style-name="P131">Personenkennzeichen: <text:span text:style-name="T8">1410257022</text:span></text:p>
      <text:p text:style-name="P131"/>
      <text:p text:style-name="P131">1. BegutachterIn: <text:span text:style-name="T8">Patrick Sturm, MSc</text:span></text:p>
      <text:p text:style-name="P132"/>
      <text:p text:style-name="P131">Ort, Datum</text:p>
      <text:p text:style-name="P131"/>
      <text:p text:style-name="Startüberschrift"><text:soft-page-break/>Eidesstattliche Erklärung</text:p>
      <text:p text:style-name="P123">„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2"><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3"><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124">Ort, Datum</text:p>
          </table:table-cell>
          <table:table-cell table:style-name="Tabelle1.B1" office:value-type="string">
            <text:p text:style-name="P124"/>
          </table:table-cell>
          <table:table-cell table:style-name="Tabelle1.A2" office:value-type="string">
            <text:p text:style-name="P124">Unterschrift</text:p>
          </table:table-cell>
        </table:table-row>
      </table:table>
      <text:p text:style-name="P11"/>
      <text:p text:style-name="P11"/>
      <text:p text:style-name="P17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5"><draw:custom-shape text:anchor-type="paragraph" draw:z-index="2" draw:name="Text Box 66" draw:style-name="gr2" draw:text-style-name="P175"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5"><draw:custom-shape text:anchor-type="paragraph" draw:z-index="1" draw:name="Text Box 65" draw:style-name="gr1" draw:text-style-name="P175"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6">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42"><text:a xlink:type="simple" xlink:href="#__RefHeading___Toc869_567983002" text:style-name="Index_20_Link" text:visited-style-name="Index_20_Link">1 Einleitung<text:tab/>8</text:a></text:p>
          <text:p text:style-name="P143"><text:a xlink:type="simple" xlink:href="#__RefHeading___Toc3397_2912014379" text:style-name="Index_20_Link" text:visited-style-name="Index_20_Link">1.1 Struktur der Arbeit<text:tab/>8</text:a></text:p>
          <text:p text:style-name="P143"><text:a xlink:type="simple" xlink:href="#__RefHeading___Toc3559_108140685" text:style-name="Index_20_Link" text:visited-style-name="Index_20_Link">1.2 Terminologie<text:tab/>9</text:a></text:p>
          <text:p text:style-name="P144"><text:a xlink:type="simple" xlink:href="#__RefHeading___Toc3561_108140685" text:style-name="Index_20_Link" text:visited-style-name="Index_20_Link">1.2.1 Modell<text:tab/>9</text:a></text:p>
          <text:p text:style-name="P144"><text:a xlink:type="simple" xlink:href="#__RefHeading___Toc3563_108140685" text:style-name="Index_20_Link" text:visited-style-name="Index_20_Link">1.2.2 Feature<text:tab/>9</text:a></text:p>
          <text:p text:style-name="P144"><text:a xlink:type="simple" xlink:href="#__RefHeading___Toc3565_108140685" text:style-name="Index_20_Link" text:visited-style-name="Index_20_Link">1.2.3 Instanz<text:tab/>9</text:a></text:p>
          <text:p text:style-name="P143"><text:a xlink:type="simple" xlink:href="#__RefHeading___Toc3399_2912014379" text:style-name="Index_20_Link" text:visited-style-name="Index_20_Link">1.3 Verwandte Arbeit<text:tab/>9</text:a></text:p>
          <text:p text:style-name="P142"><text:a xlink:type="simple" xlink:href="#__RefHeading___Toc1020_77539686" text:style-name="Index_20_Link" text:visited-style-name="Index_20_Link">2 Einführung ins Machine Learning<text:tab/>10</text:a></text:p>
          <text:p text:style-name="P143"><text:a xlink:type="simple" xlink:href="#__RefHeading___Toc3567_108140685" text:style-name="Index_20_Link" text:visited-style-name="Index_20_Link">2.1 Was ist Machine Learning<text:tab/>10</text:a></text:p>
          <text:p text:style-name="P143"><text:a xlink:type="simple" xlink:href="#__RefHeading___Toc3569_108140685" text:style-name="Index_20_Link" text:visited-style-name="Index_20_Link">2.2 Wo wird Machine Learning eingesetzt? // Redo this part<text:tab/>10</text:a></text:p>
          <text:p text:style-name="P143"><text:a xlink:type="simple" xlink:href="#__RefHeading___Toc3571_108140685" text:style-name="Index_20_Link" text:visited-style-name="Index_20_Link">2.3 Was ist ein Modell // Enhance<text:tab/>11</text:a></text:p>
          <text:p text:style-name="P143"><text:a xlink:type="simple" xlink:href="#__RefHeading___Toc3573_108140685" text:style-name="Index_20_Link" text:visited-style-name="Index_20_Link">2.4 Probleme und Lösungen beim Machine Learning // Redo<text:tab/>12</text:a></text:p>
          <text:p text:style-name="P144"><text:a xlink:type="simple" xlink:href="#__RefHeading___Toc3628_108140685" text:style-name="Index_20_Link" text:visited-style-name="Index_20_Link">2.4.1 Probleme mit Daten<text:tab/>12</text:a></text:p>
          <text:p text:style-name="P144"><text:a xlink:type="simple" xlink:href="#__RefHeading___Toc3630_108140685" text:style-name="Index_20_Link" text:visited-style-name="Index_20_Link">2.4.2 Probleme mit Algorithmen<text:tab/>13</text:a></text:p>
          <text:p text:style-name="P143"><text:a xlink:type="simple" xlink:href="#__RefHeading___Toc3575_108140685" text:style-name="Index_20_Link" text:visited-style-name="Index_20_Link">2.5 Evaluierung eines Modells<text:tab/>14</text:a></text:p>
          <text:p text:style-name="P144"><text:a xlink:type="simple" xlink:href="#__RefHeading___Toc3632_108140685" text:style-name="Index_20_Link" text:visited-style-name="Index_20_Link">2.5.1 Metriken<text:tab/>15</text:a></text:p>
          <text:p text:style-name="P143"><text:a xlink:type="simple" xlink:href="#__RefHeading___Toc3634_108140685" text:style-name="Index_20_Link" text:visited-style-name="Index_20_Link">2.6 Zusammenfassung<text:tab/>16</text:a></text:p>
          <text:p text:style-name="P142"><text:a xlink:type="simple" xlink:href="#__RefHeading___Toc1022_77539686" text:style-name="Index_20_Link" text:visited-style-name="Index_20_Link">3 Methodik<text:tab/>16</text:a></text:p>
          <text:p text:style-name="P143"><text:a xlink:type="simple" xlink:href="#__RefHeading___Toc1096_77539686" text:style-name="Index_20_Link" text:visited-style-name="Index_20_Link">3.1 Aufbereitung der Daten für Algorithmen<text:tab/>16</text:a></text:p>
          <text:p text:style-name="P143"><text:a xlink:type="simple" xlink:href="#__RefHeading___Toc1098_77539686" text:style-name="Index_20_Link" text:visited-style-name="Index_20_Link">3.2 Training und Evaluierung verschiedener Modelle<text:tab/>16</text:a></text:p>
          <text:p text:style-name="P143"><text:a xlink:type="simple" xlink:href="#__RefHeading___Toc423_3143690850" text:style-name="Index_20_Link" text:visited-style-name="Index_20_Link">3.3 Datensatz<text:tab/>17</text:a></text:p>
          <text:p text:style-name="P142"><text:a xlink:type="simple" xlink:href="#__RefHeading___Toc427_3143690850" text:style-name="Index_20_Link" text:visited-style-name="Index_20_Link">4 Modelle<text:tab/>17</text:a></text:p>
          <text:p text:style-name="P143"><text:a xlink:type="simple" xlink:href="#__RefHeading___Toc1102_77539686" text:style-name="Index_20_Link" text:visited-style-name="Index_20_Link">4.1 Lineare Regression<text:tab/>18</text:a></text:p>
          <text:p text:style-name="P143"><text:a xlink:type="simple" xlink:href="#__RefHeading___Toc1104_77539686" text:style-name="Index_20_Link" text:visited-style-name="Index_20_Link">4.2 Ridge Regression<text:tab/>19</text:a></text:p>
          <text:p text:style-name="P143"><text:a xlink:type="simple" xlink:href="#__RefHeading___Toc1106_77539686" text:style-name="Index_20_Link" text:visited-style-name="Index_20_Link">4.3 Lasso Regression<text:tab/>20</text:a></text:p>
          <text:p text:style-name="P143"><text:a xlink:type="simple" xlink:href="#__RefHeading___Toc1108_77539686" text:style-name="Index_20_Link" text:visited-style-name="Index_20_Link">4.4 Decision Tree Regression<text:tab/>20</text:a></text:p>
          <text:p text:style-name="P143"><text:a xlink:type="simple" xlink:href="#__RefHeading___Toc1110_77539686" text:style-name="Index_20_Link" text:visited-style-name="Index_20_Link">4.5 Random Forest Regression<text:tab/>21</text:a></text:p>
          <text:p text:style-name="P142"><text:a xlink:type="simple" xlink:href="#__RefHeading___Toc709_984200755" text:style-name="Index_20_Link" text:visited-style-name="Index_20_Link">5 Technologien<text:tab/>21</text:a></text:p>
          <text:p text:style-name="P142"><text:a xlink:type="simple" xlink:href="#__RefHeading___Toc429_3143690850" text:style-name="Index_20_Link" text:visited-style-name="Index_20_Link">6 Praktischer Teil<text:tab/>21</text:a></text:p>
          <text:p text:style-name="P143"><text:soft-page-break/><text:a xlink:type="simple" xlink:href="#__RefHeading___Toc431_3143690850" text:style-name="Index_20_Link" text:visited-style-name="Index_20_Link">6.1 Methode<text:tab/>21</text:a></text:p>
          <text:p text:style-name="P144"><text:a xlink:type="simple" xlink:href="#__RefHeading___Toc3636_108140685" text:style-name="Index_20_Link" text:visited-style-name="Index_20_Link">6.1.1 Umsetzung<text:tab/>21</text:a></text:p>
          <text:p text:style-name="P144"><text:a xlink:type="simple" xlink:href="#__RefHeading___Toc3638_108140685" text:style-name="Index_20_Link" text:visited-style-name="Index_20_Link">6.1.2 Ergebnis<text:tab/>21</text:a></text:p>
          <text:p text:style-name="P143"><text:a xlink:type="simple" xlink:href="#__RefHeading___Toc433_3143690850" text:style-name="Index_20_Link" text:visited-style-name="Index_20_Link">6.2 Vergleich der Ergebnisse<text:tab/>21</text:a></text:p>
          <text:p text:style-name="P143"><text:a xlink:type="simple" xlink:href="#__RefHeading___Toc435_3143690850" text:style-name="Index_20_Link" text:visited-style-name="Index_20_Link">6.3 Analyse<text:tab/>21</text:a></text:p>
          <text:p text:style-name="P142"><text:a xlink:type="simple" xlink:href="#__RefHeading___Toc437_3143690850" text:style-name="Index_20_Link" text:visited-style-name="Index_20_Link">7 Schluss<text:tab/>22</text:a></text:p>
        </text:index-body>
      </text:table-of-content>
      <text:p text:style-name="P128"/>
      <text:p text:style-name="P129"/>
      <text:p text:style-name="Anmerkungen">ANMERKUNG: Dieses Inhaltverzeichnis generiert sich selbst.</text:p>
      <text:list xml:id="list2549185425" text:style-name="WWNum29">
        <text:list-item>
          <text:h text:style-name="P162"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2"><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4"><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71" text:outline-level="2"><text:bookmark-start text:name="__RefHeading___Toc3397_2912014379"/>Struktur der Arbeit<text:bookmark-end text:name="__RefHeading___Toc3397_2912014379"/></text:h>
      <text:p text:style-name="P67">Im Teil „Einführung ins Machine Learning“ <text:span text:style-name="T5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3"><text:tab/></text:p>
      <text:p text:style-name="P68">Ist ein Grundwissen aufgebaut, wird im Kapitel „Methodik“ <text:span text:style-name="T55">die Problemstellung genauer erläutert und vorgestellt wie die einzelnen Modelle miteinander verglichen werden. Außerdem werden häufig genutzte Metriken und welche Vorteile sie bieten vorgestellt.</text:span></text:p>
      <text:p text:style-name="P68"/>
      <text:p text:style-name="P70">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9"/>
      <text:p text:style-name="P71">Ist die Methodik und das theoretische Wissen des Lesers aufgebaut, wird die praktische Umsetzung mit einem Framework <text:span text:style-name="T56">im Kapitel „Praktischer Teil“</text:span> beschrieben. Und die Verhalten der einzelnen Modelle beschrieben. // <text:span text:style-name="T56">RENAME „Praktischer Teil“</text:span></text:p>
      <text:p text:style-name="P70"><text:soft-page-break/>Die Ergebnisse des praktischen Teils werden im Schlussteil analysiert. Etwaaige Ausreißer werden genauer unter die Lupe genommen.</text:p>
      <text:p text:style-name="P9"/>
      <text:h text:style-name="P172" text:outline-level="2"><text:bookmark-start text:name="__RefHeading___Toc3559_108140685"/>Terminologie<text:bookmark-end text:name="__RefHeading___Toc3559_108140685"/></text:h>
      <text:p text:style-name="P73">// <text:span text:style-name="T57">ADD TERMS AS THEY COME UP IN THE THESIS</text:span></text:p>
      <text:h text:style-name="P167" text:outline-level="3"><text:bookmark-start text:name="__RefHeading___Toc3561_108140685"/>Modell<text:bookmark-end text:name="__RefHeading___Toc3561_108140685"/></text:h>
      <text:p text:style-name="P82">Mathematisches, bzw. statistisches Modell, welches zur Herleitung von Schlüssen aus bestehenden Daten verwendet wird.</text:p>
      <text:h text:style-name="P168" text:outline-level="3"><text:bookmark-start text:name="__RefHeading___Toc3563_108140685"/>Feature<text:bookmark-end text:name="__RefHeading___Toc3563_108140685"/></text:h>
      <text:p text:style-name="P82">Numerische Repräsentation von Daten welche von Modellen für Vorhersagen verwendet werden kann.</text:p>
      <text:h text:style-name="P168" text:outline-level="3"><text:bookmark-start text:name="__RefHeading___Toc3565_108140685"/>Instanz<text:bookmark-end text:name="__RefHeading___Toc3565_108140685"/></text:h>
      <text:p text:style-name="P82">Einzelner Eintrag aus einem Datensatz, <text:span text:style-name="T69">welche einem Modell entweder zum Training oder zur Vorhersage gegeben wird.</text:span></text:p>
      <text:h text:style-name="P173" text:outline-level="2"><text:bookmark-start text:name="__RefHeading___Toc3399_2912014379"/>Verwandte Arbeit<text:bookmark-end text:name="__RefHeading___Toc3399_2912014379"/></text:h>
      <text:p text:style-name="P72"><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4"><text:span text:style-name="T9">// …. </text:span><text:span text:style-name="T15">Source has to be inserted</text:span></text:p>
      <text:p text:style-name="P6"># …. smth has to be written</text:p>
      <text:p text:style-name="P6">? …. needs a fact check</text:p>
      <text:p text:style-name="P119"><text:span text:style-name="T15">/* </text:span><text:span text:style-name="T18">comment</text:span></text:p>
      <text:p text:style-name="P145"/>
      <text:p text:style-name="P145"/>
      <text:p text:style-name="P145"/>
      <text:p text:style-name="P145"/>
      <text:p text:style-name="P145"/>
      <text:p text:style-name="P145"/>
      <text:p text:style-name="P145"/>
      <text:p text:style-name="P145"/>
      <text:p text:style-name="P145"/>
      <text:p text:style-name="P145"/>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6">Machine Learning bezeichnet das Feld der Informatik, in dem es darum geht Computer aus Daten lernen zu lassen <text:span text:style-name="T61">um in weitere Folge Vorhersagen treffen zu können // CITATION Hands on p4</text:span>. <text:span text:style-name="T61">Daten sind dabei Beobachtungen aus der realen Welt, beispielsweise die Entwicklung von Aktienpreisen über einen gewissen Zeitraum. Eine Vorhersage könnte dann aussagen welche Aktien sich am besten für eine Investition eignen.</text:span></text:p>
      <text:p text:style-name="P77"/>
      <text:p text:style-name="P78"><text:span text:style-name="T64">Diese Vorhersagen können mithile eines</text:span> mathematische<text:span text:style-name="T64">n</text:span> Modell<text:span text:style-name="T64">s</text:span> <text:span text:style-name="T64">getroffen werden, welches </text:span>die Beziehung zwischen einzel<text:span text:style-name="T60">n</text:span>en Anhaltspunkten in den vorhandenen Daten <text:span text:style-name="T64">beschreibt</text:span>. Um <text:span text:style-name="T59">bei dem </text:span>Beispiel mit den Aktien <text:span text:style-name="T59">zu bleiben</text:span>, könnte es etwa eine Formel sein die <text:span text:style-name="T5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78"/>
      <text:p text:style-name="P99">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80"/>
      <text:p text:style-name="P81">Der Prozess eine <text:span text:style-name="T63">Vorhersage zu treffen</text:span> besteht daher im Groben daraus die geeignetsten Features für das geeignetste Modell zu finden. Das ist allerdings ein zweischneidiges Schwert, denn die Wahl des Modells hat ebenso <text:span text:style-name="T62">Auswirkung auf das Ergebnis wie die Wahl der Features. // CITATION Feature Engineering Chapter 1</text:span></text:p>
      <text:p text:style-name="P75"/>
      <text:h text:style-name="Heading_20_2" text:outline-level="2"><text:bookmark-start text:name="__RefHeading___Toc3569_108140685"/><text:span text:style-name="T76">Wo wird Machine Learning eingesetzt? </text:span>// <text:span text:style-name="T74">Redo this part</text:span><text:bookmark-end text:name="__RefHeading___Toc3569_108140685"/></text:h>
      <text:p text:style-name="P83">Die Anwendungbereiche von Machine Learning sind mannigfaltig und werden grob in vier Bereiche eingeteilt: <text:span text:style-name="T65">supervised, unsupervised, semisupervised und reinforcement learning.</text:span></text:p>
      <text:p text:style-name="P84">Die Einteilung ist dabei abhängig vom <text:span text:style-name="T66">Maß an „supervision“. In dieser Arbeit kommen jedoch nur Supervised Learning Methoden zum Einsatz.</text:span></text:p>
      <text:p text:style-name="P147"/>
      <text:h text:style-name="P174" text:outline-level="2"><text:soft-page-break/>Supervised Learning</text:h>
      <text:p text:style-name="P148">Supervised Learning kommt dann zum Einsatz wenn es darum geht einen gewissen Output für einen gegebenen Input vorherzusagen und bereits Input/Output Paare bekannt sind. <text:span text:style-name="T86">Ziel ist es ein Modell anhand dieser Input/Output Paare zu trainieren, welches präzise Vorhersagen für bisher ungesehene Daten treffen kann.</text:span> <text:span text:style-name="T90">Es muss also gut von einem Trainingsdatensatz auf einen Testdatensatz verallgemeinern können.</text:span></text:p>
      <text:p text:style-name="P148"/>
      <text:p text:style-name="P149">&lt;Grafik&gt;Labeled Data&lt;/Grafik&gt;</text:p>
      <text:p text:style-name="P54"/>
      <text:p text:style-name="P150">Die zwei größten Anwendungsgebiete für Supervised Learning sind Klassifizierungs- und Regressionsprobleme. Bei einer Klassifizierung geht es darum für einen gegebenen Input eine Klasse aus einer vordefinierten Liste vorherzusagen. Ein berühmtes Beispiel ist die Klassifizierung von Iris-Blumen anhand ihrer Blütenblattlänge. <text:s/><text:span text:style-name="T88">I</text:span>m <text:span text:style-name="T87">Gegensatz dazu wird bei der Regression versucht eine Gleitkommazahl, eine reale Zahl, zu schätzen. Etwa den Preis für ein Auto zu schätzen, wobei Attribute wie der Kilometerstand oder das Baujahr ins Gewicht fallen.</text:span></text:p>
      <text:p text:style-name="P54"/>
      <text:p text:style-name="P152"><text:span text:style-name="T91">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span></text:p>
      <text:p text:style-name="P54"/>
      <text:h text:style-name="Heading_20_2" text:outline-level="2"><text:bookmark-start text:name="__RefHeading___Toc3571_108140685"/>Was ist ein Modell // <text:span text:style-name="T75">Enhance</text:span><text:bookmark-end text:name="__RefHeading___Toc3571_108140685"/></text:h>
      <text:p text:style-name="P100">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text:p>
      <text:p text:style-name="P94"/>
      <text:p text:style-name="P85">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68">CITATION Hands on p494</text:span></text:p>
      <text:p text:style-name="P55"/>
      <text:p text:style-name="P86">Diese Parameter werden über Lernalgorithmen bestimmt, welche versuchen diese so gut wie möglich an den Trainingsdatensatz anzupassen.<text:span text:style-name="T72"> </text:span>Da<text:span text:style-name="T67">zu wird eine Metrik benötigt um zu </text:span><text:soft-page-break/><text:span text:style-name="T67">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54"/>
      <text:p text:style-name="P87">Der Lernprozess kann über Hyperparameter angepasst werden. Diese beeinflussen, dass Modell nicht direkt sondern lediglich den Lernalgorithmus der das Modell erstellt. Beispielsweise bieten viele Lernalgorithmen Methoden zur Regularisierung an. <text:span text:style-name="T68">Sie regulieren etwa die Anpassung des Modells an den Trainingsdatensatz, sodass diese sich nicht zu sehr an den Trainingsdatensatz anpassen und für Vorhersagen an Testdaten unbrauchbar sind. Regularisierungen unterscheiden sich jedoch von Modell zu Modell und werden deshalb in den betreffenden Abschnitten im Kapitel „Modelle“ genauer beschrieben.</text:span></text:p>
      <text:p text:style-name="P74"/>
      <text:h text:style-name="Heading_20_2" text:outline-level="2"><text:bookmark-start text:name="__RefHeading___Toc3573_108140685"/>Probleme <text:span text:style-name="T70">und Lösungen </text:span>beim Machine Learning // <text:span text:style-name="T75">Redo</text:span><text:bookmark-end text:name="__RefHeading___Toc3573_108140685"/></text:h>
      <text:p text:style-name="P88">/* REWRITE WHEN FINISHED WITH CHAPTER</text:p>
      <text:p text:style-name="P88">Das Hauptaugenmerk bei der Entwicklung von Machine Learning Lösungen liegt auf der Wahl der richtigen Daten sowie des richtigen Modells. Deshalb hängen auch die <text:span text:style-name="T70">größten Probleme im Machine Learning mit Daten, Modellen oder Lernalgorithmen zusammen. </text:span></text:p>
      <text:p text:style-name="P79">*/</text:p>
      <text:p text:style-name="P79"/>
      <text:p text:style-name="P79">// <text:span text:style-name="T70">CITATION Hands on p22</text:span></text:p>
      <text:p text:style-name="P79"/>
      <text:h text:style-name="P169" text:outline-level="3">Probleme mit Daten</text:h>
      <text:p text:style-name="P158">Mit Daten können die folgenden Schwierigkeiten auftreten:</text:p>
      <text:list xml:id="list1492345946" text:style-name="L1">
        <text:list-item>
          <text:p text:style-name="P159">Nicht ausreichende Menge an Daten</text:p>
        </text:list-item>
        <text:list-item>
          <text:p text:style-name="P159">Unrepräsentative Daten</text:p>
        </text:list-item>
        <text:list-item>
          <text:p text:style-name="P159">Fehler- bzw. lückenhafte Daten</text:p>
        </text:list-item>
        <text:list-item>
          <text:p text:style-name="P159">Irrelevante Features</text:p>
        </text:list-item>
      </text:list>
      <text:p text:style-name="P155"/>
      <text:p text:style-name="P156">Sind nicht genug Daten vorhanden kann ein Lernalgorithmus nur schwer verallgemeinern. <text:span text:style-name="T94"><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54"/>
      <text:p text:style-name="P160"><text:soft-page-break/>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96">werden die Daten ein verzerrtes Bild abliefern.</text:span></text:p>
      <text:p text:style-name="P154"/>
      <text:p text:style-name="P157"><text:span text:style-name="T95">Wenn </text:span>Daten fehler- oder lückenhaft <text:span text:style-name="T95">sind, </text:span>wird im Training kein gutes Modell erzeugt werden <text:span text:style-name="T95">können.</text:span> <text:span text:style-name="T95">Schließlich versucht ein Lernalgorithmus den Zusammenhang zwischen Input und Output herzustellen und dies ist nicht möglich wenn der Input Fehler aufweist. </text:span><text:s/><text:span text:style-name="T95">In diesem Fall ist es hilfreich diese entweder zu ergänzen oder gar ganz aus dem Trainingsdatensatz zu entfernen.</text:span></text:p>
      <text:p text:style-name="P154"/>
      <text:p text:style-name="P161">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79"/>
      <text:h text:style-name="Heading_20_3" text:outline-level="3"><text:bookmark-start text:name="__RefHeading___Toc3630_108140685"/>Probleme mit Algorithmen // <text:span text:style-name="T97">REDO</text:span><text:bookmark-end text:name="__RefHeading___Toc3630_108140685"/></text:h>
      <text:p text:style-name="P92">Bei der Erstellung eines Modells kann es hauptsächlich zu zwei Problemen kommen: Der Überanpassung oder die Unteranpassung an einen Trainingsdatensatz. Je nach Komplexität des Datensatzes oder gewählten Modells kann einer der beiden Effekte auftreten.</text:p>
      <text:p text:style-name="P93"/>
      <text:p text:style-name="P95">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8">Das hat zu Folge, dass das trainierte Modell zwar präzise Vorhersagen am Trainingsdatensatz treffen kann, jedoch versagt wenn es eine Vorhersage für eine neue Instanz treffen muss. </text:span></text:p>
      <text:p text:style-name="P79"/>
      <text:p text:style-name="P96">&lt;Grafik&gt;Overfitting (// Hands on 26 or generate graph with decision tree)&lt;/Grafik&gt;</text:p>
      <text:p text:style-name="P79"/>
      <text:p text:style-name="P95">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73">den Lernalgortihmus durch Regularisierungen einzuschränken.</text:span></text:p>
      <text:p text:style-name="P95"/>
      <text:p text:style-name="P97">Dem gegenüber steht die Unteranpassung. Sie ist das genaue Gegenteil und tritt auf wenn ein zu simples Modell für einen zu komplexen Datensatz gewählt wird. Wenn ein Modell etwa <text:s/><text:soft-page-break/>zu wenige Parameter bietet um an ein komplexes Problem lösen zu können, wird es höchstwahrscheinlich zu einer Unteranpassung kommen.</text:p>
      <text:p text:style-name="P97"/>
      <text:p text:style-name="P97">&lt;Grafik&gt;Underfitting&lt;/Grafik&gt;</text:p>
      <text:p text:style-name="P98"/>
      <text:p text:style-name="P97">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97"/>
      <text:p text:style-name="P97">// <text:span text:style-name="T89">CHECK Introduction to Machine Learning 2 Generalization, Overfitting and Underfitting</text:span></text:p>
      <text:p text:style-name="P120"/>
      <text:h text:style-name="Heading_20_2" text:outline-level="2"><text:bookmark-start text:name="__RefHeading___Toc3575_108140685"/>Evaluierung eines Modells<text:bookmark-end text:name="__RefHeading___Toc3575_108140685"/></text:h>
      <text:p text:style-name="P104">Die Evaluierung von Modellen ist einer der wichtigsten Bestandteile im Machine Learning Prozess. <text:span text:style-name="T78">Es benötigt eine systematische Vorgehensweise um herausfinden zu können welches Modell für eine gegebene Aufgabenstellung am besten geeignet ist.</text:span></text:p>
      <text:p text:style-name="P106"/>
      <text:p text:style-name="P107">Die Performance eines Modells an seinen Trainingsdaten ist kein guter Indikator dafür wie gut es mit neuen unabhängigen Daten umgehen kann. Das Modell hat schließlich seinen Entscheidungsprozess anhand dieser aufgebaut. <text:span text:style-name="T79">Daher wird die Performance sehr optimistisch ausfallen.</text:span></text:p>
      <text:p text:style-name="P105"/>
      <text:p text:style-name="P108">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102"/>
      <text:p text:style-name="P109">Die Trainngsdaten werden verwendet um ein oder mehrere Modelle zu trainieren, die Validierungsdaten dazu ein Modell zu wählen oder die Parameter zu optimieren. An den Testdaten wird schließlich die entgültige Performance gemessen. <text:span text:style-name="T80">Dabei ist zu beachten, dass die drei Teile jeweils ein unabhängiges Set bilden damit ein möglichst reales Szenario nachgestellt werden kann. </text:span>// CITATION Data Mining p 164 </text:p>
      <text:p text:style-name="P109"/>
      <text:p text:style-name="P110">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81">P</text:span>opulärste ist.</text:p>
      <text:p text:style-name="P110"/>
      <text:p text:style-name="P111"><text:soft-page-break/>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82">sowohl zum Trainieren als auch zur Validierung verwendet wird. Ist dieser Vorgang abgeschlossen kann eine durchschnittliche Performancewertung abgegeben werden.</text:span></text:p>
      <text:p text:style-name="P111"/>
      <text:p text:style-name="P56">&lt;Grafik&gt;k-fold cross validation&lt;/Grafik&gt;</text:p>
      <text:p text:style-name="P56"/>
      <text:p text:style-name="P112">Ein Nachteil besteht darin, dass mehrmals trainiert und getestet werden muss. Was in anbetracht größerer Datensätze eine Menge Zeit kosten kann. Es ist also sehr Rechenintensiv gute Messungen zu erhalten. // <text:span text:style-name="T82">CITATION Data Mining ch. 5.3</text:span></text:p>
      <text:p text:style-name="P103"/>
      <text:h text:style-name="Heading_20_3" text:outline-level="3"><text:bookmark-start text:name="__RefHeading___Toc3632_108140685"/>Metriken<text:bookmark-end text:name="__RefHeading___Toc3632_108140685"/></text:h>
      <text:p text:style-name="P114">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83">treten Fehler in verschiedenen Größen auf. // CITATION Data Mining ch. 5.9</text:span></text:p>
      <text:p text:style-name="P113"/>
      <text:p text:style-name="P115">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84">Manchmal wird auch der Root Mean Squared Error zum Vergleich herangezogen. Das heißt lediglich, dass der errechnete Fehler in einer ähnlichen Dimension ausfällt, wie die Vorhersage. </text:span></text:p>
      <text:p text:style-name="P115"/>
      <text:p text:style-name="P51">&lt;Formel&gt;Mean Squared Error&lt;/Formel&gt;</text:p>
      <text:p text:style-name="P51">&lt;Legende/&gt;</text:p>
      <text:p text:style-name="P116"/>
      <text:p text:style-name="P117">Der Mean Absolute Error ist eine Alternative zum Mean Squared Error. <text:span text:style-name="T83">// CITATION Data Mining ch. 5.9</text:span> Die einzigen Unterschied liegt darin, dass die Vorzeichen der Fehler nicht in Betracht gezogen werden und durch die fehlende Potenzierung Ausreißer nicht so stark ins Gewicht fallen.</text:p>
      <text:p text:style-name="P116"/>
      <text:p text:style-name="P51">&lt;Formel&gt;Mean <text:span text:style-name="T84">Absolute </text:span>Error&lt;/Formel&gt;</text:p>
      <text:p text:style-name="P51">&lt;Legende/&gt;</text:p>
      <text:p text:style-name="P51"/>
      <text:p text:style-name="P118"><text:soft-page-break/>Zusammenfassend sind sowohl der Mean Squared Error als auch der Mean Absolute Error Metriken, welche <text:span text:style-name="T85">eine Distanz zwischen einem Vektor von Vorhersagen und Zielwerten messen. // CITATION Hands on p. 39</text:span></text:p>
      <text:p text:style-name="P51"/>
      <text:p text:style-name="P118">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16"/>
      <text:h text:style-name="Heading_20_2" text:outline-level="2"><text:bookmark-start text:name="__RefHeading___Toc3634_108140685"/>Zusammenfassung // <text:span text:style-name="T92">elaborate</text:span><text:bookmark-end text:name="__RefHeading___Toc3634_108140685"/></text:h>
      <text:p text:style-name="P121"><text:span text:style-name="T77">Zusammenfassend geht es darum, dass ein Modell den Zusammenhang zwischen Input und Output in einem Trainingsdatensatz darstellen kann. Um jedoch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span></text:p>
      <text:p text:style-name="P58"><text:bookmark-start text:name="__RefHeading___Toc419_3143690850"/><text:bookmark-end text:name="__RefHeading___Toc419_3143690850"/></text:p>
      <text:h text:style-name="Heading_20_1" text:outline-level="1"><text:bookmark-start text:name="__RefHeading___Toc1022_77539686"/>Methodik // <text:span text:style-name="T93">enhance</text:span><text:bookmark-end text:name="__RefHeading___Toc1022_77539686"/></text:h>
      <text:p text:style-name="P139">Wie bereits in der Einleitung erwähnt ist es das Ziel dieser Arbeit mehrere Machine Learning Modelle vorzustellen und zu vergleichen hinsichtlich ihrer Performance auf einen reallen Datensatz. <text:span text:style-name="T40">Um eine Vergleichbarkeit zu gewährleisten, werden die Daten für alle Modelle gleich vorbereitet. Weiters soll verglichen werden wie lange es dauert die Modell zu trainiren neue Vorhersagen zu treffen.</text:span></text:p>
      <text:p text:style-name="P139"/>
      <text:h text:style-name="Heading_20_2" text:outline-level="2"><text:bookmark-start text:name="__RefHeading___Toc1096_77539686"/>Aufbereitung der Daten für Algorithmen<text:bookmark-end text:name="__RefHeading___Toc1096_77539686"/></text:h>
      <text:p text:style-name="P45">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5"/>
      <text:p text:style-name="P45">Dafür wird eine Pipeline erstellt, die sowohl den Trainingsdatensatz wie auch den Testdatensatz in ein einheitliches Format bringen soll. Um mehr Tests durchführen zu können und zu vergleichen welche <text:span text:style-name="T41">Features für verschiedene Modelle eine größere Rolle spielen könnten, werden zwei Pipelines erstellt, welche die Datensätze auf jeweils anders vorbereiten.</text:span></text:p>
      <text:p text:style-name="P45"/>
      <text:h text:style-name="Heading_20_2" text:outline-level="2"><text:bookmark-start text:name="__RefHeading___Toc1098_77539686"/><text:soft-page-break/>Training und <text:span text:style-name="T46">Evaluierung</text:span> verschiedener Modelle<text:bookmark-end text:name="__RefHeading___Toc1098_77539686"/></text:h>
      <text:p text:style-name="P46">Sobald die Daten <text:span text:style-name="T45">p</text:span>räpariert worden sind, werden die gewählten Modelle mit diesen trainiert und anschließend <text:span text:style-name="T42">wird ihre Präzision anhand des Validierungsdatensatzes beurteilt. Wird auch anhand der Rechenkomplexität und der reallen Performance verglichen wie schnell die Modelle sind.</text:span></text:p>
      <text:p text:style-name="P50"/>
      <text:h text:style-name="Heading_20_2" text:outline-level="2"><text:bookmark-start text:name="__RefHeading___Toc423_3143690850"/>Datensatz // <text:span text:style-name="T93">enhance</text:span><text:bookmark-end text:name="__RefHeading___Toc423_3143690850"/></text:h>
      <text:p text:style-name="P65">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1">Spalte</text:p>
            </table:table-cell>
            <table:table-cell table:style-name="Dataset.A1" office:value-type="string">
              <text:p text:style-name="P141">Datentyp</text:p>
            </table:table-cell>
            <table:table-cell table:style-name="Dataset.C1" office:value-type="string">
              <text:p text:style-name="P141">Beispiel</text:p>
            </table:table-cell>
          </table:table-row>
        </table:table-header-rows>
        <table:table-row>
          <table:table-cell table:style-name="Dataset.A2" office:value-type="string">
            <text:p text:style-name="P140">Id</text:p>
          </table:table-cell>
          <table:table-cell table:style-name="Dataset.A2" office:value-type="string">
            <text:p text:style-name="P140">Numerisch</text:p>
          </table:table-cell>
          <table:table-cell table:style-name="Dataset.C2" office:value-type="string">
            <text:p text:style-name="P140">7671</text:p>
          </table:table-cell>
        </table:table-row>
        <table:table-row>
          <table:table-cell table:style-name="Dataset.A2" office:value-type="string">
            <text:p text:style-name="P140">price_per_m2</text:p>
          </table:table-cell>
          <table:table-cell table:style-name="Dataset.A2" office:value-type="string">
            <text:p text:style-name="P140">Numerisch</text:p>
          </table:table-cell>
          <table:table-cell table:style-name="Dataset.C2" office:value-type="string">
            <text:p text:style-name="P140">224.351483991587</text:p>
          </table:table-cell>
        </table:table-row>
        <table:table-row>
          <table:table-cell table:style-name="Dataset.A2" office:value-type="string">
            <text:p text:style-name="P140">transaction_ym</text:p>
          </table:table-cell>
          <table:table-cell table:style-name="Dataset.A2" office:value-type="string">
            <text:p text:style-name="P140">Numerisch</text:p>
          </table:table-cell>
          <table:table-cell table:style-name="Dataset.C2" office:value-type="string">
            <text:p text:style-name="P140">2013-12</text:p>
          </table:table-cell>
        </table:table-row>
        <table:table-row>
          <table:table-cell table:style-name="Dataset.A2" office:value-type="string">
            <text:p text:style-name="P140">plot_area</text:p>
          </table:table-cell>
          <table:table-cell table:style-name="Dataset.A2" office:value-type="string">
            <text:p text:style-name="P140">Numerisch</text:p>
          </table:table-cell>
          <table:table-cell table:style-name="Dataset.C2" office:value-type="string">
            <text:p text:style-name="P140">4279</text:p>
          </table:table-cell>
        </table:table-row>
        <table:table-row>
          <table:table-cell table:style-name="Dataset.A2" office:value-type="string">
            <text:p text:style-name="P140">plot_share</text:p>
          </table:table-cell>
          <table:table-cell table:style-name="Dataset.A2" office:value-type="string">
            <text:p text:style-name="P140">Numerisch</text:p>
          </table:table-cell>
          <table:table-cell table:style-name="Dataset.C2" office:value-type="string">
            <text:p text:style-name="P140">1</text:p>
          </table:table-cell>
        </table:table-row>
        <table:table-row>
          <table:table-cell table:style-name="Dataset.A2" office:value-type="string">
            <text:p text:style-name="P140">property_type</text:p>
          </table:table-cell>
          <table:table-cell table:style-name="Dataset.A2" office:value-type="string">
            <text:p text:style-name="P140">Kategorisch</text:p>
          </table:table-cell>
          <table:table-cell table:style-name="Dataset.C2" office:value-type="string">
            <text:p text:style-name="P140">Betriebsobjekt</text:p>
          </table:table-cell>
        </table:table-row>
        <table:table-row>
          <table:table-cell table:style-name="Dataset.A2" office:value-type="string">
            <text:p text:style-name="P140">cadestral</text:p>
          </table:table-cell>
          <table:table-cell table:style-name="Dataset.A2" office:value-type="string">
            <text:p text:style-name="P140">Kategorisch</text:p>
          </table:table-cell>
          <table:table-cell table:style-name="Dataset.C2" office:value-type="string">
            <text:p text:style-name="P140">Kagran</text:p>
          </table:table-cell>
        </table:table-row>
        <table:table-row>
          <table:table-cell table:style-name="Dataset.A2" office:value-type="string">
            <text:p text:style-name="P140">district</text:p>
          </table:table-cell>
          <table:table-cell table:style-name="Dataset.A2" office:value-type="string">
            <text:p text:style-name="P140">Kategorisch</text:p>
          </table:table-cell>
          <table:table-cell table:style-name="Dataset.C2" office:value-type="string">
            <text:p text:style-name="P140">Donaustadt</text:p>
          </table:table-cell>
        </table:table-row>
        <table:table-row>
          <table:table-cell table:style-name="Dataset.A2" office:value-type="string">
            <text:p text:style-name="P140">contract_type</text:p>
          </table:table-cell>
          <table:table-cell table:style-name="Dataset.A2" office:value-type="string">
            <text:p text:style-name="P140">Kategorisch</text:p>
          </table:table-cell>
          <table:table-cell table:style-name="Dataset.C2" office:value-type="string">
            <text:p text:style-name="P140">Kaufvertrag</text:p>
          </table:table-cell>
        </table:table-row>
        <table:table-row>
          <table:table-cell table:style-name="Dataset.A2" office:value-type="string">
            <text:p text:style-name="P140">land_use</text:p>
          </table:table-cell>
          <table:table-cell table:style-name="Dataset.A2" office:value-type="string">
            <text:p text:style-name="P140">Kategorisch</text:p>
          </table:table-cell>
          <table:table-cell table:style-name="Dataset.C2" office:value-type="string">
            <text:p text:style-name="P140">GB</text:p>
          </table:table-cell>
        </table:table-row>
        <table:table-row>
          <table:table-cell table:style-name="Dataset.A2" office:value-type="string">
            <text:p text:style-name="P140">land_use_share</text:p>
          </table:table-cell>
          <table:table-cell table:style-name="Dataset.A2" office:value-type="string">
            <text:p text:style-name="P140">Numerisch</text:p>
          </table:table-cell>
          <table:table-cell table:style-name="Dataset.C2" office:value-type="string">
            <text:p text:style-name="P140">1</text:p>
          </table:table-cell>
        </table:table-row>
        <table:table-row>
          <table:table-cell table:style-name="Dataset.A2" office:value-type="string">
            <text:p text:style-name="P140">protection_zone</text:p>
          </table:table-cell>
          <table:table-cell table:style-name="Dataset.A2" office:value-type="string">
            <text:p text:style-name="P140">Kategorisch</text:p>
          </table:table-cell>
          <table:table-cell table:style-name="Dataset.C2" office:value-type="string">
            <text:p text:style-name="P140">No</text:p>
          </table:table-cell>
        </table:table-row>
        <table:table-row>
          <table:table-cell table:style-name="Dataset.A2" office:value-type="string">
            <text:p text:style-name="P140">builduing_ban</text:p>
          </table:table-cell>
          <table:table-cell table:style-name="Dataset.A2" office:value-type="string">
            <text:p text:style-name="P140">Kategorisch</text:p>
          </table:table-cell>
          <table:table-cell table:style-name="Dataset.C2" office:value-type="string">
            <text:p text:style-name="P140">No</text:p>
          </table:table-cell>
        </table:table-row>
        <table:table-row>
          <table:table-cell table:style-name="Dataset.A2" office:value-type="string">
            <text:p text:style-name="P140">building_height</text:p>
          </table:table-cell>
          <table:table-cell table:style-name="Dataset.A2" office:value-type="string">
            <text:p text:style-name="P140">Numerisch</text:p>
          </table:table-cell>
          <table:table-cell table:style-name="Dataset.C2" office:value-type="string">
            <text:p text:style-name="P140">10.5</text:p>
          </table:table-cell>
        </table:table-row>
        <table:table-row>
          <table:table-cell table:style-name="Dataset.A2" office:value-type="string">
            <text:p text:style-name="P140">building_floors</text:p>
          </table:table-cell>
          <table:table-cell table:style-name="Dataset.A2" office:value-type="string">
            <text:p text:style-name="P140">Numerisch</text:p>
          </table:table-cell>
          <table:table-cell table:style-name="Dataset.C2" office:value-type="string">
            <text:p text:style-name="P140">6</text:p>
          </table:table-cell>
        </table:table-row>
        <table:table-row>
          <table:table-cell table:style-name="Dataset.A2" office:value-type="string">
            <text:p text:style-name="P140">building_year</text:p>
          </table:table-cell>
          <table:table-cell table:style-name="Dataset.A2" office:value-type="string">
            <text:p text:style-name="P140">Numerisch</text:p>
          </table:table-cell>
          <table:table-cell table:style-name="Dataset.C2" office:value-type="string">
            <text:p text:style-name="P140">1990</text:p>
          </table:table-cell>
        </table:table-row>
        <table:table-row>
          <table:table-cell table:style-name="Dataset.A2" office:value-type="string">
            <text:p text:style-name="P140">longitude</text:p>
          </table:table-cell>
          <table:table-cell table:style-name="Dataset.A2" office:value-type="string">
            <text:p text:style-name="P140">Numerisch</text:p>
          </table:table-cell>
          <table:table-cell table:style-name="Dataset.C2" office:value-type="string">
            <text:p text:style-name="P140">16.4641634</text:p>
          </table:table-cell>
        </table:table-row>
        <table:table-row>
          <table:table-cell table:style-name="Dataset.A2" office:value-type="string">
            <text:p text:style-name="P140">latitude</text:p>
          </table:table-cell>
          <table:table-cell table:style-name="Dataset.A2" office:value-type="string">
            <text:p text:style-name="P140">Numerisch</text:p>
          </table:table-cell>
          <table:table-cell table:style-name="Dataset.C2" office:value-type="string">
            <text:p text:style-name="P140">48.259071</text:p>
          </table:table-cell>
        </table:table-row>
      </table:table>
      <text:p text:style-name="P65"># Table description and number for reference</text:p>
      <text:p text:style-name="P64"># Rest follows in prectical part</text:p>
      <text:p text:style-name="P47"># Talk with Moritz <text:span text:style-name="T53">about</text:span> exploratory analysis</text:p>
      <text:p text:style-name="P49"># Write about Train <text:span text:style-name="T47">set</text:span>, Validation <text:span text:style-name="T47">set </text:span>Split (1970-2013 / 2013-2017)</text:p>
      <text:p text:style-name="P66"># Splitting data into same equal sized subsets for every algorithm </text:p>
      <text:p text:style-name="P42"/>
      <text:h text:style-name="Heading_20_1" text:outline-level="1"><text:bookmark-start text:name="__RefHeading___Toc427_3143690850"/><text:soft-page-break/>Modelle<text:bookmark-end text:name="__RefHeading___Toc427_3143690850"/></text:h>
      <text:p text:style-name="P59">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2">welche auf alle Modelle zutreffen aber auch unterscheiden pro Modell</text:span>. <text:span text:style-name="T48">Sind diese abgehandelt werden die Modelle, welche im praktischen Teil zur Anwendung kommen, erläutert und ihre Besonderheiten beschrieben. Sie reichen von simplen Linearen Modellen und Abwandlungen bishin zu mächtigen Ensemble Modellen.</text:span></text:p>
      <text:p text:style-name="P59"/>
      <text:p text:style-name="P60">In der Einführung wurde erwähnt, dass ein Modell aus Parametern besteht, welche bestimmen wie eine ein zukünftige Vorhersage getroffen wird. <text:span text:style-name="T49">Im Fall eines Linearen Modells wäre das zum Beispiel die Steigung der Geraden. Sie bestimmt in einem zweidimensionalen Koordinatensystem welcher Output y für einen gegegeben Input x herauskommt.</text:span></text:p>
      <text:p text:style-name="P57"/>
      <text:p text:style-name="P61">Diese Parameter werden über Lernalgorithmen bestimmt, <text:span text:style-name="T5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1"/>
      <text:p text:style-name="P62">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1">sie</text:span> daran hindern sollen sich zu sehr an das Trainingsset anzupassen. Diese unterscheiden sich jedoch von Modell zu Modell und werden deshalb in den jeweiligen Abschnitten genauer beschrieben.</text:p>
      <text:p text:style-name="P62"/>
      <text:p text:style-name="P63">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3"/>
      <text:h text:style-name="Heading_20_2" text:outline-level="2"><text:bookmark-start text:name="__RefHeading___Toc1102_77539686"/>Lineare Regression<text:bookmark-end text:name="__RefHeading___Toc1102_77539686"/></text:h>
      <text:p text:style-name="P17">// <text:span text:style-name="T23">Hands on Machine Learning 106</text:span></text:p>
      <text:p text:style-name="P17">// <text:span text:style-name="T23">Data Mining 128 (Linear Models)</text:span></text:p>
      <text:p text:style-name="P18"><text:soft-page-break/>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2"/>
      <text:p text:style-name="P24">&lt;Graphik&gt;Lineare Regression&lt;/Grafik&gt;</text:p>
      <text:p text:style-name="P22"/>
      <text:p text:style-name="P23">&lt;Formel&gt;Matrizenschreibweise <text:span text:style-name="T27">y = X*(beta, gewichtungen/parameter) + (epsilon, fehler)</text:span>&lt;/Formel&gt;</text:p>
      <text:p text:style-name="P23">&lt;ul&gt;Legende&lt;/ul&gt;</text:p>
      <text:p text:style-name="P23"/>
      <text:p text:style-name="P25">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19"/>
      <text:p text:style-name="P26">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6"/>
      <text:p text:style-name="P27">Vorteil ist jedoch, dass die Dauer der Berechnung neuer Prognosen linear steigt, sprich O(n).</text:p>
      <text:p text:style-name="P26"/>
      <text:h text:style-name="Heading_20_2" text:outline-level="2"><text:bookmark-start text:name="__RefHeading___Toc1104_77539686"/>Ridge Regression<text:bookmark-end text:name="__RefHeading___Toc1104_77539686"/></text:h>
      <text:p text:style-name="P20">//<text:span text:style-name="T36">Hands on (Training the Model)</text:span></text:p>
      <text:p text:style-name="P28">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30">Ridge Regression Cost Function&lt;/Formel&gt;</text:span></text:p>
      <text:p text:style-name="P30">&lt;ul&gt;Legende&lt;/ul&gt;</text:p>
      <text:p text:style-name="P30"/>
      <text:p text:style-name="P30"><text:soft-page-break/>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Heading_20_2" text:outline-level="2"><text:bookmark-start text:name="__RefHeading___Toc1106_77539686"/>Lasso Regression<text:bookmark-end text:name="__RefHeading___Toc1106_77539686"/></text:h>
      <text:p text:style-name="P41">//<text:span text:style-name="T36">Hands on (Training the Model)</text:span></text:p>
      <text:p text:style-name="P31">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
      <text:p text:style-name="P33">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
      <text:h text:style-name="Heading_20_2" text:outline-level="2"><text:bookmark-start text:name="__RefHeading___Toc1108_77539686"/>Decision Tree Regression<text:bookmark-end text:name="__RefHeading___Toc1108_77539686"/></text:h>
      <text:p text:style-name="P21">// <text:span text:style-name="T33">Hands on 167</text:span></text:p>
      <text:p text:style-name="P48">// <text:span text:style-name="T44">Data Mining</text:span></text:p>
      <text:p text:style-name="P35">Decission Trees sind sehr vielseitige Machine Learning Algorithmen. Man sie für eine Vielzahl von Problemen einsetzen. Da d<text:span text:style-name="T48">a</text:span>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text:soft-page-break/>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1"/>
      <text:h text:style-name="Heading_20_2" text:outline-level="2"><text:bookmark-start text:name="__RefHeading___Toc1110_77539686"/>Random Forest Regression<text:bookmark-end text:name="__RefHeading___Toc1110_77539686"/></text:h>
      <text:p text:style-name="P21">// <text:span text:style-name="T36">Hands on 189</text:span></text:p>
      <text:p text:style-name="P21">// <text:span text:style-name="T44">Data Mining</text:span></text:p>
      <text:p text:style-name="P37">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7">source=“Hands on“</text:span>&gt;Trainings subsets&lt;/Grafik&gt;</text:p>
      <text:p text:style-name="P39">// <text:span text:style-name="T38">Data Mining Ensemble Chapter</text:span></text:p>
      <text:p text:style-name="P40">&lt;Text&gt;Bagging Advantages&lt;/Text&gt;</text:p>
      <text:p text:style-name="P39"/>
      <text:h text:style-name="Heading_20_1" text:outline-level="1"><text:bookmark-start text:name="__RefHeading___Toc709_984200755"/>Technologien<text:bookmark-end text:name="__RefHeading___Toc709_984200755"/></text:h>
      <text:p text:style-name="P20">// <text:span text:style-name="T43">Wirte this at the end of the thesis // Scipy, Numpy, Sklearn</text:span></text:p>
      <text:h text:style-name="Heading_20_1" text:outline-level="1"><text:bookmark-start text:name="__RefHeading___Toc429_3143690850"/><text:soft-page-break/>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63" text:outline-level="1"><text:bookmark-start text:name="__RefHeading___Toc437_3143690850"/>Schluss<text:bookmark-end text:name="__RefHeading___Toc437_3143690850"/></text:h>
      <text:p text:style-name="P125"><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4159175124" text:style-name="WWNum45">
        <text:list-item>
          <text:p text:style-name="P164"><text:span text:style-name="T1">H. Balzert, Lehrbuch der Objektmodellierung - Analyse und Entwurf mit der UML 2, <text:s/>2. </text:span>Ausg., Elsevier GmbH, München 2005.</text:p>
        </text:list-item>
        <text:list-item>
          <text:p text:style-name="P164">K. W. Wagner, Performance Excellence. <text:span text:style-name="T1">Der Praxisleitfaden zum effektiven Prozessmanagement, Hanser Fachbuch, München 2007.</text:span></text:p>
        </text:list-item>
        <text:list-item>
          <text:p text:style-name="P165"/>
        </text:list-item>
      </text:list>
      <text:p text:style-name="P125"><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34"/>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3">Abbildung 1: Beispiel für die Beschriftung eines Buchrückens.<text:tab/>8</text:p>
          <text:p text:style-name="P133"/>
        </text:index-body>
      </text:illustration-index>
      <text:p text:style-name="P14"/>
      <text:p text:style-name="P14"/>
      <text:p text:style-name="P14"/>
      <text:p text:style-name="Anmerkungen">ANMERKUNG: Dieses Abbildungsverzeichnis generiert sich selbst.</text:p>
      <text:p text:style-name="P125"><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34"/>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3">Tabelle 1: Semesterplan der Lehrveranstaltung „Angewandte Mathematik“<text:tab/>8</text:p>
          <text:p text:style-name="P133"/>
        </text:index-body>
      </text:illustration-index>
      <text:p text:style-name="P14"/>
      <text:p text:style-name="P14"/>
      <text:p text:style-name="P14"/>
      <text:p text:style-name="Anmerkungen">ANMERKUNG: Dieses Tabellenverzeichnis generiert sich selbst.</text:p>
      <text:p text:style-name="P12"/>
      <text:p text:style-name="P125"><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0">WWW</text:p>
          </table:table-cell>
          <table:table-cell table:style-name="Tabelle4.A1" office:value-type="string">
            <text:p text:style-name="P130">World Wide Web</text:p>
          </table:table-cell>
        </table:table-row>
        <table:table-row table:style-name="Tabelle4.1">
          <table:table-cell table:style-name="Tabelle4.A1" office:value-type="string">
            <text:p text:style-name="P130"/>
          </table:table-cell>
          <table:table-cell table:style-name="Tabelle4.A1" office:value-type="string">
            <text:p text:style-name="P130"/>
          </table:table-cell>
        </table:table-row>
        <table:table-row table:style-name="Tabelle4.1">
          <table:table-cell table:style-name="Tabelle4.A1" office:value-type="string">
            <text:p text:style-name="P130"/>
          </table:table-cell>
          <table:table-cell table:style-name="Tabelle4.A1" office:value-type="string">
            <text:p text:style-name="P130"/>
          </table:table-cell>
        </table:table-row>
        <table:table-row table:style-name="Tabelle4.1">
          <table:table-cell table:style-name="Tabelle4.A1" office:value-type="string">
            <text:p text:style-name="P130"/>
          </table:table-cell>
          <table:table-cell table:style-name="Tabelle4.A1" office:value-type="string">
            <text:p text:style-name="P130"/>
          </table:table-cell>
        </table:table-row>
        <table:table-row table:style-name="Tabelle4.1">
          <table:table-cell table:style-name="Tabelle4.A1" office:value-type="string">
            <text:p text:style-name="P130"/>
          </table:table-cell>
          <table:table-cell table:style-name="Tabelle4.A1" office:value-type="string">
            <text:p text:style-name="P130"/>
          </table:table-cell>
        </table:table-row>
        <table:table-row table:style-name="Tabelle4.1">
          <table:table-cell table:style-name="Tabelle4.A1" office:value-type="string">
            <text:p text:style-name="P130"/>
          </table:table-cell>
          <table:table-cell table:style-name="Tabelle4.A1" office:value-type="string">
            <text:p text:style-name="P130"/>
          </table:table-cell>
        </table:table-row>
        <table:table-row table:style-name="Tabelle4.1">
          <table:table-cell table:style-name="Tabelle4.A1" office:value-type="string">
            <text:p text:style-name="P130"/>
          </table:table-cell>
          <table:table-cell table:style-name="Tabelle4.A1" office:value-type="string">
            <text:p text:style-name="P130"/>
          </table:table-cell>
        </table:table-row>
        <table:table-row table:style-name="Tabelle4.1">
          <table:table-cell table:style-name="Tabelle4.A1" office:value-type="string">
            <text:p text:style-name="P130"/>
          </table:table-cell>
          <table:table-cell table:style-name="Tabelle4.A1" office:value-type="string">
            <text:p text:style-name="P130"/>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125"><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25"><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56</meta:editing-cycles>
    <meta:print-date>2014-08-14T12:41:00</meta:print-date>
    <meta:creation-date>2016-01-12T13:40:00</meta:creation-date>
    <dc:date>2018-09-28T23:28:48.265073002</dc:date>
    <meta:editing-duration>P20DT8H56M20S</meta:editing-duration>
    <meta:generator>LibreOffice/5.4.6.2$Linux_X86_64 LibreOffice_project/40m0$Build-2</meta:generator>
    <meta:document-statistic meta:table-count="3" meta:image-count="1" meta:object-count="0" meta:page-count="29" meta:paragraph-count="297" meta:word-count="4699" meta:character-count="33308" meta:non-whitespace-character-count="28926"/>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